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2.35cm" fo:min-width="6.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3.85cm" fo:min-width="4.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3.05cm" fo:min-width="6.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3.072cm" fo:min-width="10.431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top" draw:auto-grow-height="false" fo:min-height="3.25cm" fo:min-width="10.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6.6cm" svg:height="2.6cm" svg:x="13.3cm" svg:y="6.1cm">
          <text:p text:style-name="P1">IMeteoAPI</text:p>
          <text:p text:style-name="P1">------------------------------</text:p>
          <text:p text:style-name="P2">getMeteoInfo(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3cm" svg:height="4.1cm" svg:x="1.2cm" svg:y="1.3cm">
          <text:p text:style-name="P1">MeteoData</text:p>
          <text:p text:style-name="P1">-------------------------</text:p>
          <text:p text:style-name="P2">Lat</text:p>
          <text:p text:style-name="P2">lon</text:p>
          <text:p text:style-name="P2">meteoInfo=array()</text:p>
          <text:p text:style-name="P1"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layer="layout" svg:width="6.9cm" svg:height="3.3cm" svg:x="13cm" svg:y="16.1cm">
          <text:p text:style-name="P1">IMeteoRepo</text:p>
          <text:p text:style-name="P1">--------------------------------</text:p>
          <text:p text:style-name="P2">save(obj MeteoData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0.931cm" svg:height="3.322cm" svg:x="1.169cm" svg:y="16.078cm">
          <text:p text:style-name="P1">MeteoStore implements IMeteoRepo</text:p>
          <text:p text:style-name="P1">------------------------------------------------</text:p>
          <text:p text:style-name="P2">Construct (repo: IMeteoRepo)</text:p>
          <text:p text:style-name="P2">save(obj MeteoDat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cm" svg:height="3.3cm" svg:x="1.269cm" svg:y="20.278cm">
          <text:p text:style-name="P1">JSON_Repo</text:p>
          <text:p text:style-name="P1">--------------------------------</text:p>
          <text:p text:style-name="P2">save(obj MeteoData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9cm" svg:height="3.3cm" svg:x="1.269cm" svg:y="24.678cm">
          <text:p text:style-name="P1">XML_Repo</text:p>
          <text:p text:style-name="P1">--------------------------------</text:p>
          <text:p text:style-name="P2">save(obj MeteoData)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6.7cm" svg:y1="19.4cm" svg:x2="16.7cm" svg:y2="26.8cm">
          <text:p/>
        </draw:line>
        <draw:line draw:style-name="gr6" draw:text-style-name="P3" draw:layer="layout" svg:x1="16.7cm" svg:y1="26.778cm" svg:x2="7.969cm" svg:y2="26.778cm">
          <text:p/>
        </draw:line>
        <draw:line draw:style-name="gr6" draw:text-style-name="P3" draw:layer="layout" svg:x1="16.7cm" svg:y1="22.078cm" svg:x2="7.969cm" svg:y2="22.078cm">
          <text:p/>
        </draw:line>
        <draw:line draw:style-name="gr6" draw:text-style-name="P3" draw:layer="layout" svg:x1="13.1cm" svg:y1="17.7cm" svg:x2="11.8cm" svg:y2="17.7cm">
          <text:p/>
        </draw:line>
        <draw:custom-shape draw:style-name="gr7" draw:text-style-name="P1" draw:layer="layout" svg:width="10.8cm" svg:height="3.5cm" svg:x="1.1cm" svg:y="6.1cm">
          <text:p text:style-name="P1">MeteoClienc implements IMeteoAPI</text:p>
          <text:p text:style-name="P1">---------------------------------------------------</text:p>
          <text:p text:style-name="P2">Construct (client: IMeteoAPI)</text:p>
          <text:p text:style-name="P2">getMeteoInfo(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6cm" svg:height="2.6cm" svg:x="1.226cm" svg:y="10.278cm">
          <text:p text:style-name="P1">YandexMeteoAPI</text:p>
          <text:p text:style-name="P1">------------------------------</text:p>
          <text:p text:style-name="P2">getMeteoInfo()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3.4cm" svg:y1="7.6cm" svg:x2="11.7cm" svg:y2="7.6cm">
          <text:p/>
        </draw:line>
        <draw:line draw:style-name="gr6" draw:text-style-name="P3" draw:layer="layout" svg:x1="16.431cm" svg:y1="11.5cm" svg:x2="7.7cm" svg:y2="11.5cm">
          <text:p/>
        </draw:line>
        <draw:line draw:style-name="gr5" draw:text-style-name="P3" draw:layer="layout" svg:x1="16.4cm" svg:y1="8.7cm" svg:x2="16.4cm" svg:y2="11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8T22:19:59.666622440</meta:creation-date>
    <dc:date>2022-09-19T00:43:38.608499658</dc:date>
    <meta:editing-duration>PT28M1S</meta:editing-duration>
    <meta:editing-cycles>3</meta:editing-cycles>
    <meta:generator>LibreOffice/6.4.7.2$Linux_X86_64 LibreOffice_project/40$Build-2</meta:generator>
    <meta:document-statistic meta:object-count="15"/>
  </office:meta>
</office:document-meta>
</file>